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2.63cm" fo:keep-together="auto"/>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4.18cm"/>
    </style:style>
    <style:style style:name="Таблица1.B" style:family="table-column">
      <style:table-column-properties style:column-width="12.83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4pt" fo:font-style="normal" fo:font-weight="bold" officeooo:rsid="001b8c26" officeooo:paragraph-rsid="001b8c26" style:font-size-asian="12.25pt" style:font-style-asian="normal" style:font-weight-asian="bold" style:font-size-complex="14pt" style:font-style-complex="normal" style:font-weight-complex="bold"/>
    </style:style>
    <style:style style:name="P2" style:family="paragraph" style:parent-style-name="Standard">
      <style:paragraph-properties fo:line-height="150%" fo:text-align="justify" style:justify-single-word="false"/>
      <style:text-properties style:font-name="Times New Roman" fo:font-size="14pt" fo:font-style="normal" fo:font-weight="bold" officeooo:rsid="001b8c26" officeooo:paragraph-rsid="001b8c26" style:font-size-asian="12.25pt" style:font-style-asian="normal" style:font-weight-asian="bold" style:font-size-complex="14pt" style:font-style-complex="normal" style:font-weight-complex="bold"/>
    </style:style>
    <style:style style:name="P3" style:family="paragraph" style:parent-style-name="Standard">
      <style:paragraph-properties fo:line-height="150%" fo:text-align="justify" style:justify-single-word="false"/>
      <style:text-properties style:font-name="Times New Roman" fo:font-size="14pt" fo:font-style="normal" fo:font-weight="bold" officeooo:rsid="002547fb" officeooo:paragraph-rsid="002547fb" style:font-size-asian="12.25pt" style:font-style-asian="normal" style:font-weight-asian="bold" style:font-size-complex="14pt" style:font-style-complex="normal" style:font-weight-complex="bold"/>
    </style:style>
    <style:style style:name="P4" style:family="paragraph" style:parent-style-name="Standard">
      <style:paragraph-properties fo:line-height="150%" fo:text-align="justify" style:justify-single-word="false"/>
      <style:text-properties style:font-name="Times New Roman" fo:font-size="14pt" fo:font-style="normal" fo:font-weight="bold" officeooo:rsid="0026db3e" officeooo:paragraph-rsid="0026db3e" style:font-size-asian="12.25pt" style:font-style-asian="normal" style:font-weight-asian="bold" style:font-size-complex="14pt" style:font-style-complex="normal" style:font-weight-complex="bold"/>
    </style:style>
    <style:style style:name="P5" style:family="paragraph" style:parent-style-name="Standard">
      <style:paragraph-properties fo:line-height="150%" fo:text-align="justify" style:justify-single-word="false"/>
      <style:text-properties style:font-name="Times New Roman" fo:font-size="14pt" fo:font-style="normal" fo:font-weight="bold" officeooo:rsid="00283f6a" officeooo:paragraph-rsid="00283f6a" style:font-size-asian="12.25pt" style:font-style-asian="normal" style:font-weight-asian="bold" style:font-size-complex="14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4pt" fo:font-style="normal" fo:font-weight="bold" officeooo:rsid="003362ef" officeooo:paragraph-rsid="003362ef" style:font-size-asian="12.25pt" style:font-style-asian="normal" style:font-weight-asian="bold" style:font-size-complex="14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4pt" fo:font-style="normal" fo:font-weight="bold" officeooo:rsid="0018de1f" officeooo:paragraph-rsid="003362ef" style:font-size-asian="12.25pt" style:font-style-asian="normal" style:font-weight-asian="bold" style:font-size-complex="14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4pt" fo:font-style="normal" fo:font-weight="bold" officeooo:rsid="00348177" officeooo:paragraph-rsid="00348177" style:font-size-asian="12.25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Times New Roman" fo:font-size="14pt" fo:font-style="normal" fo:font-weight="normal" officeooo:rsid="001b8c26" officeooo:paragraph-rsid="001b8c26"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Times New Roman" fo:font-size="14pt" fo:font-style="normal" fo:font-weight="normal" officeooo:rsid="00283f6a" officeooo:paragraph-rsid="00283f6a"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50%" fo:text-align="justify" style:justify-single-word="false"/>
      <style:text-properties style:font-name="Times New Roman" fo:font-size="14pt" fo:font-style="normal" fo:font-weight="normal" officeooo:rsid="0018de1f" officeooo:paragraph-rsid="001b8c26"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 fo:font-size="14pt" fo:font-style="normal" fo:font-weight="normal" officeooo:rsid="0018de1f" officeooo:paragraph-rsid="0026db3e"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4pt" fo:font-style="normal" fo:font-weight="normal" officeooo:rsid="0018de1f" officeooo:paragraph-rsid="0026a94b"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4pt" fo:font-style="normal" fo:font-weight="normal" officeooo:rsid="0018de1f" officeooo:paragraph-rsid="00283f6a" style:font-size-asian="12.25pt" style:font-style-asian="normal" style:font-weight-asian="normal" style:font-size-complex="14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4pt" fo:font-style="normal" fo:font-weight="normal" officeooo:rsid="0022beb0" officeooo:paragraph-rsid="001b8c26" style:font-size-asian="12.25pt" style:font-style-asian="normal" style:font-weight-asian="normal" style:font-size-complex="14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4pt" fo:font-style="normal" fo:font-weight="normal" officeooo:rsid="00242065" officeooo:paragraph-rsid="001b8c26" style:font-size-asian="12.25pt" style:font-style-asian="normal" style:font-weight-asian="normal" style:font-size-complex="14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4pt" fo:font-style="normal" fo:font-weight="normal" officeooo:rsid="002547fb" officeooo:paragraph-rsid="001b8c26" style:font-size-asian="12.25pt" style:font-style-asian="normal" style:font-weight-asian="normal" style:font-size-complex="14pt"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4pt" fo:font-style="normal" fo:font-weight="normal" officeooo:rsid="002547fb" officeooo:paragraph-rsid="0026db3e" style:font-size-asian="12.25pt" style:font-style-asian="normal" style:font-weight-asian="normal" style:font-size-complex="14pt" style:font-style-complex="normal" style:font-weight-complex="normal"/>
    </style:style>
    <style:style style:name="P19" style:family="paragraph" style:parent-style-name="Standard">
      <style:paragraph-properties fo:line-height="150%" fo:text-align="justify" style:justify-single-word="false"/>
      <style:text-properties style:font-name="Times New Roman" fo:font-size="14pt" fo:font-style="normal" fo:font-weight="normal" officeooo:rsid="002547fb" officeooo:paragraph-rsid="0026a94b" style:font-size-asian="12.25pt" style:font-style-asian="normal" style:font-weight-asian="normal" style:font-size-complex="14pt" style:font-style-complex="normal" style:font-weight-complex="normal"/>
    </style:style>
    <style:style style:name="P20" style:family="paragraph" style:parent-style-name="Standard">
      <style:paragraph-properties fo:line-height="150%" fo:text-align="justify" style:justify-single-word="false"/>
      <style:text-properties style:font-name="Times New Roman" fo:font-size="14pt" fo:font-style="normal" fo:font-weight="normal" officeooo:rsid="0026f447" officeooo:paragraph-rsid="0026f447" style:font-size-asian="12.25pt" style:font-style-asian="normal" style:font-weight-asian="normal" style:font-size-complex="14pt" style:font-style-complex="normal" style:font-weight-complex="normal"/>
    </style:style>
    <style:style style:name="P21" style:family="paragraph" style:parent-style-name="Standard">
      <style:paragraph-properties fo:line-height="150%" fo:text-align="justify" style:justify-single-word="false"/>
      <style:text-properties style:font-name="Times New Roman" fo:font-size="14pt" fo:font-style="normal" fo:font-weight="normal" officeooo:rsid="002862e4" officeooo:paragraph-rsid="00283f6a" style:font-size-asian="12.25pt" style:font-style-asian="normal" style:font-weight-asian="normal" style:font-size-complex="14pt" style:font-style-complex="normal" style:font-weight-complex="normal"/>
    </style:style>
    <style:style style:name="P22" style:family="paragraph" style:parent-style-name="Standard">
      <style:paragraph-properties fo:line-height="150%" fo:text-align="justify" style:justify-single-word="false"/>
      <style:text-properties style:font-name="Times New Roman" fo:font-size="14pt" fo:font-style="normal" fo:font-weight="normal" officeooo:rsid="003092eb" officeooo:paragraph-rsid="00283f6a"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justify" style:justify-single-word="false"/>
      <style:text-properties style:font-name="Times New Roman" fo:font-size="14pt" fo:font-style="normal" fo:font-weight="normal" officeooo:rsid="00327e17" officeooo:paragraph-rsid="00283f6a" style:font-size-asian="12.25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style:font-name="Times New Roman" fo:font-size="14pt" fo:font-style="normal" fo:font-weight="normal" officeooo:rsid="0033cc7a" officeooo:paragraph-rsid="0033cc7a" style:font-size-asian="12.25pt" style:font-style-asian="normal" style:font-weight-asian="normal" style:font-size-complex="14pt" style:font-style-complex="normal" style:font-weight-complex="normal"/>
    </style:style>
    <style:style style:name="P25" style:family="paragraph" style:parent-style-name="Standard">
      <style:paragraph-properties fo:line-height="150%" fo:text-align="start" style:justify-single-word="false"/>
      <style:text-properties style:font-name="Times New Roman" fo:font-size="14pt" fo:font-style="normal" fo:font-weight="normal" officeooo:rsid="0033cc7a" officeooo:paragraph-rsid="0033cc7a"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Times New Roman" fo:font-size="14pt" fo:language="en" fo:country="AU" fo:font-style="normal" fo:font-weight="normal" officeooo:rsid="003b1947" officeooo:paragraph-rsid="00352fc9" style:font-size-asian="12.25pt" style:font-style-asian="normal" style:font-weight-asian="normal" style:font-size-complex="14pt" style:font-style-complex="normal" style:font-weight-complex="normal"/>
    </style:style>
    <style:style style:name="P27" style:family="paragraph" style:parent-style-name="Standard">
      <style:paragraph-properties fo:line-height="150%" fo:text-align="start" style:justify-single-word="false"/>
      <style:text-properties style:font-name="Times New Roman" fo:font-size="12pt" fo:font-style="normal" fo:font-weight="normal" officeooo:rsid="0018de1f" officeooo:paragraph-rsid="002cdf12"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ext-properties style:font-name="Times New Roman" fo:font-size="12pt" fo:font-style="normal" fo:font-weight="normal" officeooo:rsid="002862e4" officeooo:paragraph-rsid="002cdf12"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size="14pt" fo:font-style="normal" officeooo:rsid="0018de1f" officeooo:paragraph-rsid="0018de1f" style:font-size-asian="12.25pt" style:font-style-asian="normal" style:font-size-complex="14pt" style:font-style-complex="normal"/>
    </style:style>
    <style:style style:name="P30" style:family="paragraph" style:parent-style-name="Standard">
      <style:paragraph-properties fo:text-align="center" style:justify-single-word="false"/>
      <style:text-properties fo:font-size="14pt" fo:font-style="normal" officeooo:rsid="0018de1f" officeooo:paragraph-rsid="001e45b9" style:font-size-asian="12.25pt" style:font-style-asian="normal" style:font-size-complex="14pt" style:font-style-complex="normal"/>
    </style:style>
    <style:style style:name="P31" style:family="paragraph" style:parent-style-name="Standard">
      <style:paragraph-properties fo:text-align="end" style:justify-single-word="false"/>
      <style:text-properties fo:font-size="14pt" officeooo:rsid="0018de1f" officeooo:paragraph-rsid="0018de1f" style:font-size-asian="12.25pt" style:font-size-complex="14pt"/>
    </style:style>
    <style:style style:name="P32" style:family="paragraph" style:parent-style-name="Standard">
      <style:paragraph-properties fo:text-align="center" style:justify-single-word="false"/>
      <style:text-properties fo:font-size="14pt" officeooo:rsid="0018de1f" officeooo:paragraph-rsid="0018de1f" style:font-size-asian="12.25pt" style:font-size-complex="14pt"/>
    </style:style>
    <style:style style:name="P33" style:family="paragraph" style:parent-style-name="Standard">
      <style:paragraph-properties fo:text-align="center" style:justify-single-word="false"/>
      <style:text-properties fo:font-size="18pt" fo:letter-spacing="0.176cm" fo:font-weight="bold" officeooo:paragraph-rsid="001e45b9" style:font-size-asian="18pt" style:font-weight-asian="bold"/>
    </style:style>
    <style:style style:name="P34" style:family="paragraph" style:parent-style-name="Standard">
      <style:paragraph-properties fo:text-align="center" style:justify-single-word="false"/>
      <style:text-properties fo:font-size="16pt" fo:font-weight="bold" officeooo:paragraph-rsid="001e45b9" style:font-size-asian="16pt" style:font-weight-asian="bold"/>
    </style:style>
    <style:style style:name="P35" style:family="paragraph" style:parent-style-name="Standard">
      <style:paragraph-properties fo:line-height="0.529cm" fo:text-align="justify" style:justify-single-word="false"/>
      <style:text-properties officeooo:paragraph-rsid="001e45b9"/>
    </style:style>
    <style:style style:name="P36" style:family="paragraph" style:parent-style-name="Standard">
      <style:text-properties fo:color="#000000" officeooo:paragraph-rsid="001e45b9" style:font-size-complex="1pt"/>
    </style:style>
    <style:style style:name="P37" style:family="paragraph" style:parent-style-name="Standard">
      <style:paragraph-properties fo:line-height="0.529cm" fo:text-align="justify" style:justify-single-word="false"/>
      <style:text-properties officeooo:rsid="00223f66" officeooo:paragraph-rsid="00223f66"/>
    </style:style>
    <style:style style:name="P38" style:family="paragraph" style:parent-style-name="Standard">
      <style:paragraph-properties fo:line-height="0.529cm" fo:text-align="justify" style:justify-single-word="false">
        <style:tab-stops>
          <style:tab-stop style:position="12.995cm"/>
        </style:tab-stops>
      </style:paragraph-properties>
      <style:text-properties fo:font-style="italic" fo:font-weight="bold" officeooo:paragraph-rsid="001e45b9" style:font-style-asian="italic" style:font-weight-asian="bold"/>
    </style:style>
    <style:style style:name="P39" style:family="paragraph" style:parent-style-name="Standard">
      <style:text-properties officeooo:paragraph-rsid="001e45b9"/>
    </style:style>
    <style:style style:name="P40" style:family="paragraph" style:parent-style-name="Standard">
      <style:paragraph-properties fo:text-align="end" style:justify-single-word="false"/>
      <style:text-properties officeooo:paragraph-rsid="001e45b9"/>
    </style:style>
    <style:style style:name="P41"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02302" officeooo:paragraph-rsid="00472b71"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02302" officeooo:paragraph-rsid="004b4807"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02302" officeooo:paragraph-rsid="0050829d"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02302" officeooo:paragraph-rsid="0052fd99" style:font-size-asian="14pt" style:font-style-asian="normal" style:font-weight-asian="normal" style:font-size-complex="14pt" style:font-style-complex="normal" style:font-weight-complex="normal"/>
    </style:style>
    <style:style style:name="P45"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bold" officeooo:rsid="00472b71" officeooo:paragraph-rsid="00472b71"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bold" officeooo:rsid="00402302" officeooo:paragraph-rsid="005042ce"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450fda" officeooo:paragraph-rsid="00352fc9"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normal" fo:font-weight="bold" officeooo:rsid="0046db8e" officeooo:paragraph-rsid="0046db8e" style:font-size-asian="12.25pt" style:font-style-asian="normal" style:font-weight-asian="bold" style:font-size-complex="14pt" style:font-style-complex="normal" style:font-weight-complex="bold"/>
    </style:style>
    <style:style style:name="P49" style:family="paragraph" style:parent-style-name="Standard">
      <style:paragraph-properties fo:margin-left="1.244cm" fo:margin-right="0cm" fo:line-height="150%" fo:text-align="justify" style:justify-single-word="false" fo:text-indent="0cm" style:auto-text-indent="false"/>
      <style:text-properties style:font-name="Times New Roman" fo:font-size="14pt" fo:font-style="normal" fo:font-weight="normal" officeooo:rsid="0026f447" officeooo:paragraph-rsid="0026db3e"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1.244cm" fo:margin-right="0cm" fo:line-height="150%" fo:text-align="justify" style:justify-single-word="false" fo:text-indent="0cm" style:auto-text-indent="false"/>
      <style:text-properties style:font-name="Times New Roman" fo:font-size="14pt" fo:font-style="normal" fo:font-weight="normal" officeooo:rsid="0026f447" officeooo:paragraph-rsid="0026f447"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cm" fo:margin-right="2.501cm" fo:text-align="end" style:justify-single-word="false" fo:text-indent="0cm" style:auto-text-indent="false"/>
      <style:text-properties officeooo:paragraph-rsid="001e45b9"/>
    </style:style>
    <style:style style:name="P52" style:family="paragraph" style:parent-style-name="Основной_20_текст_20_2">
      <style:paragraph-properties fo:line-height="0.529cm"/>
      <style:text-properties officeooo:paragraph-rsid="001e45b9"/>
    </style:style>
    <style:style style:name="P53" style:family="paragraph" style:parent-style-name="Table_20_Contents">
      <style:paragraph-properties fo:line-height="150%" fo:text-align="center" style:justify-single-word="false"/>
      <style:text-properties style:font-name="Times New Roman" fo:font-size="14pt" fo:font-style="normal" fo:font-weight="bold" officeooo:rsid="002c5ec5" officeooo:paragraph-rsid="002c5ec5" style:font-size-asian="12.25pt" style:font-style-asian="normal" style:font-weight-asian="bold" style:font-size-complex="14pt" style:font-style-complex="normal" style:font-weight-complex="bold"/>
    </style:style>
    <style:style style:name="P54" style:family="paragraph" style:parent-style-name="Table_20_Contents">
      <style:paragraph-properties fo:line-height="150%" fo:text-align="center" style:justify-single-word="false"/>
      <style:text-properties style:font-name="Times New Roman" fo:font-size="14pt" fo:font-style="normal" fo:font-weight="bold" officeooo:rsid="0033cc7a" officeooo:paragraph-rsid="0033cc7a" style:font-size-asian="12.25pt" style:font-style-asian="normal" style:font-weight-asian="bold" style:font-size-complex="14pt" style:font-style-complex="normal" style:font-weight-complex="bold"/>
    </style:style>
    <style:style style:name="P55" style:family="paragraph" style:parent-style-name="Table_20_Contents">
      <style:paragraph-properties fo:line-height="150%" fo:text-align="start" style:justify-single-word="false"/>
      <style:text-properties style:font-name="Times New Roman" fo:font-size="12pt" officeooo:rsid="002c5ec5" officeooo:paragraph-rsid="002c5ec5" style:font-size-asian="12pt" style:font-size-complex="12pt"/>
    </style:style>
    <style:style style:name="P56" style:family="paragraph" style:parent-style-name="Table_20_Contents">
      <style:paragraph-properties fo:line-height="150%" fo:text-align="start" style:justify-single-word="false"/>
      <style:text-properties style:font-name="Times New Roman" fo:font-size="12pt" officeooo:paragraph-rsid="002c5ec5" style:font-size-asian="12pt" style:font-size-complex="12pt"/>
    </style:style>
    <style:style style:name="P57" style:family="paragraph" style:parent-style-name="Table_20_Contents">
      <style:paragraph-properties fo:line-height="150%" fo:text-align="start" style:justify-single-word="false"/>
      <style:text-properties style:font-name="Times New Roman" fo:font-size="12pt" officeooo:paragraph-rsid="002cdf12" style:font-size-asian="12pt" style:font-size-complex="12pt"/>
    </style:style>
    <style:style style:name="P58" style:family="paragraph" style:parent-style-name="Table_20_Contents">
      <style:paragraph-properties fo:line-height="150%" fo:text-align="start" style:justify-single-word="false"/>
      <style:text-properties style:font-name="Times New Roman" fo:font-size="12pt" officeooo:paragraph-rsid="0033cc7a" style:font-size-asian="12pt" style:font-size-complex="12pt"/>
    </style:style>
    <style:style style:name="P59" style:family="paragraph" style:parent-style-name="Table_20_Contents">
      <style:paragraph-properties fo:line-height="150%" fo:text-align="start" style:justify-single-word="false"/>
      <style:text-properties style:font-name="Times New Roman" fo:font-size="12pt" officeooo:paragraph-rsid="0033f943" style:font-size-asian="12pt" style:font-size-complex="12pt"/>
    </style:style>
    <style:style style:name="P60" style:family="paragraph" style:parent-style-name="Table_20_Contents">
      <style:paragraph-properties fo:line-height="150%" fo:text-align="start" style:justify-single-word="false"/>
      <style:text-properties style:font-name="Times New Roman" fo:font-size="12pt" officeooo:rsid="002cdf12" officeooo:paragraph-rsid="002cdf12" style:font-size-asian="12pt" style:font-size-complex="12pt"/>
    </style:style>
    <style:style style:name="P61" style:family="paragraph" style:parent-style-name="Table_20_Contents">
      <style:paragraph-properties fo:line-height="150%" fo:text-align="start" style:justify-single-word="false"/>
      <style:text-properties style:font-name="Times New Roman" fo:font-size="12pt" officeooo:rsid="0033f943" officeooo:paragraph-rsid="0033f943" style:font-size-asian="12pt" style:font-size-complex="12pt"/>
    </style:style>
    <style:style style:name="P62" style:family="paragraph" style:parent-style-name="Table_20_Contents">
      <style:paragraph-properties fo:line-height="150%" fo:text-align="start" style:justify-single-word="false"/>
      <style:text-properties style:font-name="Times New Roman" fo:font-size="12pt" officeooo:rsid="002c5ec5" officeooo:paragraph-rsid="002c5ec5" style:font-size-asian="10.5pt" style:font-size-complex="12pt"/>
    </style:style>
    <style:style style:name="P63" style:family="paragraph" style:parent-style-name="Table_20_Contents">
      <style:paragraph-properties fo:line-height="150%" fo:text-align="start" style:justify-single-word="false"/>
      <style:text-properties style:font-name="Times New Roman" fo:font-size="12pt" officeooo:paragraph-rsid="0033cc7a" style:font-size-asian="10.5pt" style:font-size-complex="12pt"/>
    </style:style>
    <style:style style:name="P64" style:family="paragraph" style:parent-style-name="Table_20_Contents">
      <style:paragraph-properties fo:text-align="start" style:justify-single-word="false"/>
      <style:text-properties style:font-name="Times New Roman" fo:font-size="12pt" fo:font-weight="normal" officeooo:paragraph-rsid="004f37d1"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Times New Roman" fo:font-size="12pt" fo:font-weight="normal" officeooo:paragraph-rsid="004f457d" style:font-size-asian="12pt" style:font-weight-asian="normal" style:font-size-complex="12pt" style:font-weight-complex="normal"/>
    </style:style>
    <style:style style:name="P66" style:family="paragraph" style:parent-style-name="Normal">
      <style:paragraph-properties fo:margin-top="0.106cm" fo:margin-bottom="0.106cm" style:contextual-spacing="false"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rsid="0018de1f" officeooo:paragraph-rsid="00215d91" style:font-size-asian="12pt" style:font-style-asian="italic" style:font-weight-asian="bold" style:font-size-complex="14pt"/>
    </style:style>
    <style:style style:name="P67" style:family="paragraph" style:parent-style-name="Normal">
      <style:paragraph-properties fo:margin-top="0.106cm" fo:margin-bottom="0.106cm" style:contextual-spacing="false"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paragraph-rsid="001e45b9" style:font-size-asian="12pt" style:font-style-asian="italic" style:font-weight-asian="bold"/>
    </style:style>
    <style:style style:name="P68" style:family="paragraph" style:parent-style-name="Normal">
      <style:paragraph-properties fo:orphans="2" fo:widows="2"/>
      <style:text-properties officeooo:paragraph-rsid="001e45b9"/>
    </style:style>
    <style:style style:name="P69" style:family="paragraph" style:parent-style-name="WW-Заголовок">
      <style:paragraph-properties fo:line-height="100%"/>
      <style:text-properties officeooo:paragraph-rsid="001e45b9"/>
    </style:style>
    <style:style style:name="P70" style:family="paragraph" style:parent-style-name="WW-Заголовок">
      <style:paragraph-properties fo:line-height="100%"/>
      <style:text-properties officeooo:paragraph-rsid="00215d91"/>
    </style:style>
    <style:style style:name="P71" style:family="paragraph" style:parent-style-name="Основной_20_текст_20_3">
      <style:paragraph-properties fo:line-height="0.529cm"/>
      <style:text-properties fo:font-size="12pt" fo:font-style="italic" fo:font-weight="bold" officeooo:paragraph-rsid="001e45b9" style:font-size-asian="12pt" style:font-style-asian="italic" style:font-weight-asian="bold"/>
    </style:style>
    <style:style style:name="P72" style:family="paragraph" style:parent-style-name="Основной_20_текст_20_3">
      <style:paragraph-properties fo:line-height="0.529cm"/>
      <style:text-properties fo:font-size="12pt" fo:font-style="italic" fo:font-weight="bold" officeooo:paragraph-rsid="001e45b9" style:font-size-asian="12pt" style:font-style-asian="italic" style:font-weight-asian="bold" style:font-size-complex="12pt"/>
    </style:style>
    <style:style style:name="P73" style:family="paragraph" style:parent-style-name="Standard">
      <style:paragraph-properties fo:text-align="start" style:justify-single-word="false"/>
      <style:text-properties style:font-name="Times New Roman" fo:font-size="14pt" fo:font-style="normal" fo:font-weight="normal" officeooo:rsid="00242065" officeooo:paragraph-rsid="001b8c26" style:font-size-asian="12.25pt" style:font-style-asian="normal" style:font-weight-asian="normal" style:font-size-complex="14pt" style:font-style-complex="normal" style:font-weight-complex="normal"/>
    </style:style>
    <style:style style:name="P74"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02302" officeooo:paragraph-rsid="004b4807" style:font-size-asian="14pt" style:font-style-asian="normal" style:font-weight-asian="normal" style:font-size-complex="14pt" style:font-style-complex="normal" style:font-weight-complex="normal"/>
    </style:style>
    <style:style style:name="P7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b4807" officeooo:paragraph-rsid="004b4807"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b4807" officeooo:paragraph-rsid="004b4807" style:font-size-asian="14pt" style:font-style-asian="normal" style:font-weight-asian="normal" style:font-size-complex="14pt" style:font-style-complex="normal" style:font-weight-complex="normal"/>
    </style:style>
    <style:style style:name="P7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f37d1" officeooo:paragraph-rsid="004f37d1" style:font-size-asian="14pt" style:font-style-asian="normal" style:font-weight-asian="normal" style:font-size-complex="14pt" style:font-style-complex="normal" style:font-weight-complex="normal"/>
    </style:style>
    <style:style style:name="P78"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d95a5" officeooo:paragraph-rsid="004ed7c5" style:font-size-asian="14pt" style:font-style-asian="normal" style:font-weight-asian="normal" style:font-size-complex="14pt" style:font-style-complex="normal" style:font-weight-complex="normal"/>
    </style:style>
    <style:style style:name="P79"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d95a5" officeooo:paragraph-rsid="004b4807" style:font-size-asian="14pt" style:font-style-asian="normal" style:font-weight-asian="normal" style:font-size-complex="14pt" style:font-style-complex="normal" style:font-weight-complex="normal"/>
    </style:style>
    <style:style style:name="P80"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50829d" officeooo:paragraph-rsid="0050829d" style:font-size-asian="14pt" style:font-style-asian="normal" style:font-weight-asian="normal" style:font-size-complex="14pt" style:font-style-complex="normal" style:font-weight-complex="normal"/>
    </style:style>
    <style:style style:name="P81"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51464b" officeooo:paragraph-rsid="0051464b" style:font-size-asian="14pt" style:font-style-asian="normal" style:font-weight-asian="normal" style:font-size-complex="14pt" style:font-style-complex="normal" style:font-weight-complex="normal"/>
    </style:style>
    <style:style style:name="P82"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525bb6" officeooo:paragraph-rsid="00525bb6" style:font-size-asian="14pt" style:font-style-asian="normal" style:font-weight-asian="normal" style:font-size-complex="14pt" style:font-style-complex="normal" style:font-weight-complex="normal"/>
    </style:style>
    <style:style style:name="P83"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525bb6" officeooo:paragraph-rsid="0052fd99" style:font-size-asian="14pt" style:font-style-asian="normal" style:font-weight-asian="normal" style:font-size-complex="14pt" style:font-style-complex="normal" style:font-weight-complex="normal"/>
    </style:style>
    <style:style style:name="P84"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normal" officeooo:rsid="0049f620" officeooo:paragraph-rsid="00472b71"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bold" officeooo:rsid="0050829d" officeooo:paragraph-rsid="0050829d" style:font-size-asian="14pt" style:font-style-asian="normal" style:font-weight-asian="bold" style:font-size-complex="14pt" style:font-style-complex="normal" style:font-weight-complex="bold"/>
    </style:style>
    <style:style style:name="P86" style:family="paragraph" style:parent-style-name="Standard">
      <style:paragraph-properties fo:line-height="150%" fo:text-align="justify" style:justify-single-word="false" style:shadow="none" text:number-lines="true" text:line-number="1"/>
      <style:text-properties style:font-name="Times New Roman" fo:font-size="14pt" fo:language="en" fo:country="AU" fo:font-style="normal" fo:font-weight="bold" officeooo:rsid="0051464b" officeooo:paragraph-rsid="0051464b" style:font-size-asian="14pt" style:font-style-asian="normal" style:font-weight-asian="bold" style:font-size-complex="14pt" style:font-style-complex="normal" style:font-weight-complex="bold"/>
    </style:style>
    <style:style style:name="P8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52fc9" officeooo:paragraph-rsid="00283f6a" style:font-size-asian="12.25pt" style:font-style-asian="normal" style:font-weight-asian="normal" style:font-size-complex="14pt" style:font-style-complex="normal" style:font-weight-complex="normal"/>
    </style:style>
    <style:style style:name="P88"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52fc9" officeooo:paragraph-rsid="00352fc9" style:font-size-asian="12.25pt" style:font-style-asian="normal" style:font-weight-asian="normal" style:font-size-complex="14pt" style:font-style-complex="normal" style:font-weight-complex="normal"/>
    </style:style>
    <style:style style:name="P89"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659f5" officeooo:paragraph-rsid="00352fc9" style:font-size-asian="12.25pt" style:font-style-asian="normal" style:font-weight-asian="normal" style:font-size-complex="14pt" style:font-style-complex="normal" style:font-weight-complex="normal"/>
    </style:style>
    <style:style style:name="P90"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18de1f" officeooo:paragraph-rsid="00352fc9" style:font-size-asian="12.25pt" style:font-style-asian="normal" style:font-weight-asian="normal" style:font-size-complex="14pt" style:font-style-complex="normal" style:font-weight-complex="normal"/>
    </style:style>
    <style:style style:name="P91"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5caf1" officeooo:paragraph-rsid="00352fc9" style:font-size-asian="12.25pt" style:font-style-asian="normal" style:font-weight-asian="normal" style:font-size-complex="14pt" style:font-style-complex="normal" style:font-weight-complex="normal"/>
    </style:style>
    <style:style style:name="P92"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622d7" officeooo:paragraph-rsid="00352fc9" style:font-size-asian="12.25pt" style:font-style-asian="normal" style:font-weight-asian="normal" style:font-size-complex="14pt" style:font-style-complex="normal" style:font-weight-complex="normal"/>
    </style:style>
    <style:style style:name="P93"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95c49" officeooo:paragraph-rsid="00352fc9" style:font-size-asian="12.25pt" style:font-style-asian="normal" style:font-weight-asian="normal" style:font-size-complex="14pt" style:font-style-complex="normal" style:font-weight-complex="normal"/>
    </style:style>
    <style:style style:name="P94"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3cb30f" officeooo:paragraph-rsid="00352fc9" style:font-size-asian="12.25pt" style:font-style-asian="normal" style:font-weight-asian="normal" style:font-size-complex="14pt" style:font-style-complex="normal" style:font-weight-complex="normal"/>
    </style:style>
    <style:style style:name="P9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402302" officeooo:paragraph-rsid="00352fc9" style:font-size-asian="12.25pt" style:font-style-asian="normal" style:font-weight-asian="normal" style:font-size-complex="14pt" style:font-style-complex="normal" style:font-weight-complex="normal"/>
    </style:style>
    <style:style style:name="P96"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4329d1" officeooo:paragraph-rsid="00352fc9" style:font-size-asian="12.25pt" style:font-style-asian="normal" style:font-weight-asian="normal" style:font-size-complex="14pt" style:font-style-complex="normal" style:font-weight-complex="normal"/>
    </style:style>
    <style:style style:name="P9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450fda" officeooo:paragraph-rsid="00352fc9" style:font-size-asian="12.25pt" style:font-style-asian="normal" style:font-weight-asian="normal" style:font-size-complex="14pt" style:font-style-complex="normal" style:font-weight-complex="normal"/>
    </style:style>
    <style:style style:name="P98" style:family="paragraph" style:parent-style-name="WW-Заголовок" style:master-page-name="Standard">
      <style:paragraph-properties fo:line-height="100%" style:page-number="auto"/>
      <style:text-properties officeooo:paragraph-rsid="00215d91"/>
    </style:style>
    <style:style style:name="P99" style:family="paragraph" style:parent-style-name="Table_20_Contents">
      <style:paragraph-properties fo:text-align="center" style:justify-single-word="false"/>
      <style:text-properties style:font-name="Times New Roman" fo:font-size="14pt" fo:font-weight="bold" officeooo:rsid="004f37d1" officeooo:paragraph-rsid="004f37d1" style:font-size-asian="14pt" style:font-weight-asian="bold" style:font-size-complex="14pt" style:font-weight-complex="bold"/>
    </style:style>
    <style:style style:name="P100" style:family="paragraph" style:parent-style-name="Table_20_Contents">
      <style:paragraph-properties fo:text-align="start" style:justify-single-word="false"/>
      <style:text-properties style:font-name="Times New Roman" fo:font-size="12pt" fo:font-weight="normal" officeooo:rsid="004f37d1" officeooo:paragraph-rsid="004f37d1"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Times New Roman" fo:font-size="12pt" fo:font-weight="normal" officeooo:rsid="004f457d" officeooo:paragraph-rsid="004f457d"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Times New Roman" fo:font-size="12pt" fo:language="en" fo:country="US" fo:font-weight="normal" officeooo:rsid="004f37d1" officeooo:paragraph-rsid="004f37d1" style:font-size-asian="12pt" style:font-weight-asian="normal" style:font-size-complex="12pt" style:font-weight-complex="normal"/>
    </style:style>
    <style:style style:name="T1" style:family="text">
      <style:text-properties officeooo:rsid="001b8c26"/>
    </style:style>
    <style:style style:name="T2" style:family="text">
      <style:text-properties officeooo:rsid="001e45b9"/>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officeooo:rsid="004f457d"/>
    </style:style>
    <style:style style:name="T6" style:family="text">
      <style:text-properties fo:font-size="12pt" style:font-size-asian="12pt" style:font-size-complex="12pt"/>
    </style:style>
    <style:style style:name="T7" style:family="text">
      <style:text-properties fo:font-size="12pt" fo:language="ru" fo:country="RU" fo:font-weight="bold" style:font-size-asian="12pt" style:font-weight-asian="bold" style:font-size-complex="12pt" style:font-weight-complex="bold"/>
    </style:style>
    <style:style style:name="T8" style:family="text">
      <style:text-properties officeooo:rsid="0022beb0"/>
    </style:style>
    <style:style style:name="T9" style:family="text">
      <style:text-properties officeooo:rsid="00242065"/>
    </style:style>
    <style:style style:name="T10" style:family="text">
      <style:text-properties officeooo:rsid="00243f4f"/>
    </style:style>
    <style:style style:name="T11" style:family="text">
      <style:text-properties officeooo:rsid="002547fb"/>
    </style:style>
    <style:style style:name="T12" style:family="text">
      <style:text-properties officeooo:rsid="0026a94b"/>
    </style:style>
    <style:style style:name="T13" style:family="text">
      <style:text-properties officeooo:rsid="0026db3e"/>
    </style:style>
    <style:style style:name="T14" style:family="text">
      <style:text-properties officeooo:rsid="0026f447"/>
    </style:style>
    <style:style style:name="T15" style:family="text">
      <style:text-properties officeooo:rsid="00283f6a"/>
    </style:style>
    <style:style style:name="T16" style:family="text">
      <style:text-properties officeooo:rsid="002862e4"/>
    </style:style>
    <style:style style:name="T17" style:family="text">
      <style:text-properties officeooo:rsid="002af971"/>
    </style:style>
    <style:style style:name="T18" style:family="text">
      <style:text-properties officeooo:rsid="002c5ec5"/>
    </style:style>
    <style:style style:name="T19" style:family="text">
      <style:text-properties officeooo:rsid="002cdf12"/>
    </style:style>
    <style:style style:name="T20" style:family="text">
      <style:text-properties officeooo:rsid="002e37d6"/>
    </style:style>
    <style:style style:name="T21" style:family="text">
      <style:text-properties officeooo:rsid="002ff1ea"/>
    </style:style>
    <style:style style:name="T22" style:family="text">
      <style:text-properties officeooo:rsid="003092eb"/>
    </style:style>
    <style:style style:name="T23" style:family="text">
      <style:text-properties officeooo:rsid="00327e17"/>
    </style:style>
    <style:style style:name="T24" style:family="text">
      <style:text-properties officeooo:rsid="0032e33f"/>
    </style:style>
    <style:style style:name="T25" style:family="text">
      <style:text-properties fo:font-weight="normal" officeooo:rsid="003362ef" style:font-weight-asian="normal" style:font-weight-complex="normal"/>
    </style:style>
    <style:style style:name="T26" style:family="text">
      <style:text-properties fo:font-weight="normal" officeooo:rsid="0033cc7a" style:font-weight-asian="normal" style:font-weight-complex="normal"/>
    </style:style>
    <style:style style:name="T27" style:family="text">
      <style:text-properties fo:font-weight="normal" officeooo:rsid="0033f943" style:font-weight-asian="normal" style:font-weight-complex="normal"/>
    </style:style>
    <style:style style:name="T28" style:family="text">
      <style:text-properties officeooo:rsid="0033cc7a"/>
    </style:style>
    <style:style style:name="T29" style:family="text">
      <style:text-properties officeooo:rsid="0033f943"/>
    </style:style>
    <style:style style:name="T30" style:family="text">
      <style:text-properties officeooo:rsid="00352fc9"/>
    </style:style>
    <style:style style:name="T31" style:family="text">
      <style:text-properties officeooo:rsid="0035caf1"/>
    </style:style>
    <style:style style:name="T32" style:family="text">
      <style:text-properties officeooo:rsid="003659f5"/>
    </style:style>
    <style:style style:name="T33" style:family="text">
      <style:text-properties officeooo:rsid="003b1041"/>
    </style:style>
    <style:style style:name="T34" style:family="text">
      <style:text-properties officeooo:rsid="003b1947"/>
    </style:style>
    <style:style style:name="T35" style:family="text">
      <style:text-properties officeooo:rsid="003cb30f"/>
    </style:style>
    <style:style style:name="T36" style:family="text">
      <style:text-properties officeooo:rsid="003d395f"/>
    </style:style>
    <style:style style:name="T37" style:family="text">
      <style:text-properties officeooo:rsid="003e25c7"/>
    </style:style>
    <style:style style:name="T38" style:family="text">
      <style:text-properties officeooo:rsid="00402302"/>
    </style:style>
    <style:style style:name="T39" style:family="text">
      <style:text-properties officeooo:rsid="004190fd"/>
    </style:style>
    <style:style style:name="T40" style:family="text">
      <style:text-properties fo:language="ru" fo:country="RU"/>
    </style:style>
    <style:style style:name="T41" style:family="text">
      <style:text-properties officeooo:rsid="00462859"/>
    </style:style>
    <style:style style:name="T42" style:family="text">
      <style:text-properties officeooo:rsid="00472b71"/>
    </style:style>
    <style:style style:name="T43" style:family="text">
      <style:text-properties officeooo:rsid="0049f620"/>
    </style:style>
    <style:style style:name="T44" style:family="text">
      <style:text-properties officeooo:rsid="004b4807"/>
    </style:style>
    <style:style style:name="T45" style:family="text">
      <style:text-properties officeooo:rsid="004b73e9"/>
    </style:style>
    <style:style style:name="T46" style:family="text">
      <style:text-properties officeooo:rsid="004d95a5"/>
    </style:style>
    <style:style style:name="T47" style:family="text">
      <style:text-properties officeooo:rsid="004f37d1"/>
    </style:style>
    <style:style style:name="T48" style:family="text">
      <style:text-properties officeooo:rsid="004f457d"/>
    </style:style>
    <style:style style:name="T49" style:family="text">
      <style:text-properties officeooo:rsid="005042ce"/>
    </style:style>
    <style:style style:name="T50" style:family="text">
      <style:text-properties officeooo:rsid="0050829d"/>
    </style:style>
    <style:style style:name="T51" style:family="text">
      <style:text-properties officeooo:rsid="00525bb6"/>
    </style:style>
    <style:style style:name="T52" style:family="text">
      <style:text-properties officeooo:rsid="0052fd99"/>
    </style:style>
    <style:style style:name="T53" style:family="text">
      <style:text-properties officeooo:rsid="005310fb"/>
    </style:style>
    <style:style style:name="T54" style:family="text">
      <style:text-properties officeooo:rsid="005366fa"/>
    </style:style>
    <style:style style:name="T55" style:family="text">
      <style:text-properties officeooo:rsid="0054fa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Федеральное <text:span text:style-name="T40">государственное</text:span> <text:span text:style-name="T40">бюджетное</text:span> образовательное учреждение </text:p>
      <text:p text:style-name="P70">высшего профессионального образования</text:p>
      <text:p text:style-name="P66">«Московский государственный технический университет имени Н.Э. Баумана» <text:line-break/>(МГТУ им. Н.Э. Баумана)</text:p>
      <text:p text:style-name="P32"/>
      <text:p text:style-name="P32"/>
      <text:p text:style-name="P32"/>
      <text:p text:style-name="P32"/>
      <text:p text:style-name="P32"/>
      <text:p text:style-name="P32"/>
      <text:p text:style-name="P32"/>
      <text:p text:style-name="P32"/>
      <text:p text:style-name="P32"/>
      <text:p text:style-name="P32">Курсовой проект по дисциплине “Базы данных”</text:p>
      <text:p text:style-name="P32">Тема: “Настольное приложение баз<text:span text:style-name="T2">ы</text:span> данных автосалона”</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Выполнил:</text:p>
      <text:p text:style-name="P31">студент группы ИУ7-73</text:p>
      <text:p text:style-name="P31">Юрочко Ю.В.</text:p>
      <text:p text:style-name="P31"/>
      <text:p text:style-name="P31">Руководитель:</text:p>
      <text:p text:style-name="P31">Просуков Е.А.</text:p>
      <text:p text:style-name="P31"/>
      <text:p text:style-name="P29"/>
      <text:p text:style-name="P29"/>
      <text:p text:style-name="P29">Москва, 2013</text:p>
      <text:p text:style-name="P69"><text:soft-page-break/>Федеральное государственное бюджетное образовательное учреждение </text:p>
      <text:p text:style-name="P69">высшего профессионального образования</text:p>
      <text:p text:style-name="P67">«Московский государственный технический университет имени Н.Э. Баумана» <text:line-break/>(МГТУ им. Н.Э. Баумана)</text:p>
      <text:p text:style-name="P51">УТВЕРЖДАЮ</text:p>
      <text:p text:style-name="P40">Заведующий кафедрой __________</text:p>
      <text:p text:style-name="P40">___________(__________________)</text:p>
      <text:p text:style-name="P40">«_____»______________2013 г.</text:p>
      <text:p text:style-name="P68"/>
      <text:p text:style-name="P33">ЗАДАНИЕ</text:p>
      <text:p text:style-name="P34">на выполнение курсовой работы</text:p>
      <text:p text:style-name="P39"/>
      <text:p text:style-name="P39">по дисциплине <text:tab/>«Базы данных»</text:p>
      <text:p text:style-name="P39"/>
      <text:p text:style-name="P39">Студент <text:tab/> <text:tab/>Юрочко Ю. В. гр. ИУ7-7<text:span text:style-name="T4">3</text:span></text:p>
      <text:p text:style-name="P39"/>
      <text:p text:style-name="P39">Руководитель <text:tab/>Просуков Е. А.</text:p>
      <text:p text:style-name="P39"/>
      <text:p text:style-name="P35">График выполнения проекта: <text:s text:c="2"/>25% к 4 нед., 50% к 8 нед., 75% к 11 нед., 100% к 14 нед.</text:p>
      <text:p text:style-name="P35"/>
      <text:p text:style-name="P71">1. Тема курсовой работы</text:p>
      <text:p text:style-name="P36">«<text:span text:style-name="T12">Настольное п</text:span>риложение базы данных автосалона»</text:p>
      <text:p text:style-name="P52"/>
      <text:p text:style-name="P72">2. Техническое задание</text:p>
      <text:p text:style-name="P35">Разработать базу данных автосалона и настольное приложение для работы с базой данных, предназначенное для сотрудников автосалона. Базовый функционал приложения:</text:p>
      <text:p text:style-name="P35">1. Презентация товара(каталог автомобилей и запчастей с возможностью поиска товара по различным критериям);</text:p>
      <text:p text:style-name="P37">2. Возможность удаления и редактирования любой записи из каталогов;</text:p>
      <text:p text:style-name="P35">3. Ведение статистики продаж автомобилей и запчастей;</text:p>
      <text:p text:style-name="P37">4. Составление контрактов продаж;</text:p>
      <text:p text:style-name="P39"/>
      <text:p text:style-name="P38">3. Оформление курсовой работы<text:tab/></text:p>
      <text:p text:style-name="P35">3.1. Расчетно-пояснительная записка на 32 листах формата А4;</text:p>
      <text:p text:style-name="P35">3.2. Функциональные схемы IDEF0(1-3 схемы);</text:p>
      <text:p text:style-name="P35">3.3 Схема IDEF1X (или эквивалентная ей ER - диаграмма);</text:p>
      <text:p text:style-name="P35">3.4 Диаграмма потока данных (или контекстная диаграмма);</text:p>
      <text:p text:style-name="P35">3.5 Архитектура приложения (схема);</text:p>
      <text:p text:style-name="P35"/>
      <text:p text:style-name="P39">Дата выдачи задания «09» сентября 2013 г.</text:p>
      <text:p text:style-name="P39"/>
      <text:p text:style-name="P39"><text:span text:style-name="T3"><text:tab/>Руководитель курсовой работы</text:span><text:tab/><text:tab/>____________________/ Просуков Е.А. /</text:p>
      <text:p text:style-name="P39"/>
      <text:p text:style-name="P30"><text:span text:style-name="T3"><text:tab/></text:span><text:span text:style-name="T7">Студент<text:tab/></text:span><text:span text:style-name="T6"> <text:tab/><text:tab/><text:tab/>____________________/ Юрочко Ю.В. /</text:span></text:p>
      <text:p text:style-name="P29"/>
      <text:p text:style-name="P1"/>
      <text:p text:style-name="P1"/>
      <text:p text:style-name="P9"><text:soft-page-break/></text:p>
      <text:p text:style-name="P2">1. Аналитическая часть</text:p>
      <text:p text:style-name="P2">1.1 Описание предметной области</text:p>
      <text:p text:style-name="P11"><text:span text:style-name="T1"><text:tab/></text:span><text:span text:style-name="T8">В настоящее время существует большое количество автосалонов, ообенно в крупных городах. Количество автомобилей, предлагаемых конкретным автосалоном зависит от марки продаваемых автомобилей, класса, к которому они относятся и других факторов. Цена также могут сильно отличаться. </text:span></text:p>
      <text:p text:style-name="P15"><text:tab/>В самом автосалоне работет большое число работников. В данной работе больше всего интересны продавцы-консультанты, которые могут иметь некоторое деление, например по отдельным автомобилям, или по автомобилям и запчастям. Представители этого класса сотрудников должны знать все о продукции автосалона, а именно: продавец-консультант, специализирующийся на продаже автомобилей, должен знать все характеристики каждого автомобиля; консультант по продаже автозапчастей и других материалов для автомобилей должен знать все о каждой единицы продукции. Эти знания необходимы для того, что любой человек, пришедший в автосалон, мог получить полную и всеохватыващую консультаци по интересующему его автомобилю или запчасти и приобрести ее. Если сами консультанты ничего не знают о продаваемых автосалоном автомобилях, то они ничего не смогут посоветовать клиенту. </text:p>
      <text:p text:style-name="P11"><text:span text:style-name="T8"><text:tab/></text:span><text:span text:style-name="T9">Если автосалон продает большое число автомобилей, а у каждого автомобиля может быть несколько комплектаций, то, в итоге, продавцу-консультанту необходимо держать в голове огромный объем информации. Для того, чтобы избежать этого, необходимо иметь каталог, в котором будут отражены все имеющиеся автомобили и полные характеристики по каждому из них. Все, что будет описано в данном разделе о автомобилях, в такой же степени относится и к автозапчастям. </text:span></text:p>
      <text:p text:style-name="P16"><text:tab/>Если вы храните каталог в бумажном виде, а количество машин, продаваемых вашим автосалоном, велико, то в результате ваш каталог – многолистовая книга, работать с которой абсолютно неудобно. Для избежания <text:soft-page-break/>этого необходимо иметь электронную версию каталога ничем не отличающуюся от бумажной (все данные абсолютно идентичны и не урезаны).</text:p>
      <text:p text:style-name="P16"><text:tab/>Современные автомобили могут иметь различные комплектации. Это означает, что один и тот же автомобиль может выпускаться с различными двигателями, отличаться встроенным набором опций, иметь различную внутренную отделку салона и другое. Поэтому необходимо, чтобы каждый автомобиль имел отдельную запись в каталоге, даже если он отличается от других автомобилей только лишь отсутствием кондиционера, к примеру. </text:p>
      <text:p text:style-name="P11"><text:span text:style-name="T9"><text:tab/>Сейчас, если вы покупаете новый автомобиль, то получаете не просто средство передвижения – вы получаете результат нынешнего научного прогресса. Современные машины оборудованы множеством датчиков, имеют кондиционер, навигацию, спутниковое телевидение, бортовой компьютер и многое другое. Все зависит от марки и класса покупаемого автомобиля. Для </text:span><text:span text:style-name="T9">того, чтобы продавец-консультант знал </text:span><text:span text:style-name="T11">все о</text:span><text:span text:style-name="T9"> характеристиках любого автомобился, необходимо </text:span><text:span text:style-name="T10">отразить эти характеристики в каталоге. Таким образом, каталог должен иметь поля, описывающие все характеристики, которые присутствуют или отсутствуют в конкретном автомобиле.</text:span></text:p>
      <text:p text:style-name="P11"><text:span text:style-name="T10"><text:tab/></text:span><text:span text:style-name="T11">Когда клиент приходит в автосалон, бывает такое, что он не уверен до конца какой автомобиль хочет приобрести. Для этого и нужен продавец-консультант, он имеет знания обо всех машинах в салоне и может посоветовать клиенту тот или иной вариант. Но для этого ему необходимо найти нужное авто в каталоге, чтобы ознакомить покупателя со всеми характеристиками и опциями, присутствующими в данной модели. Если число записей в каталоге большое, то на поиск уйдет большое количество времени. Поэтому необходимо иметь удобный и простой поиск, который смог бы искать автомобиль по марке, модели, году выпуску и другим атрибутам.</text:span></text:p>
      <text:p text:style-name="P17"><text:tab/>Финальной стадией в покупке новенького автомобиля является оформление всех документов. Эта скучная бумажная работа, без которой никак не обойтись. Но чтобы сдеать этот процесс простым и быстрым, можно автоматизировать его, сделать так, чтобы отчеты составлялись автоматически с <text:soft-page-break/>малейшим вмешательством продавца-консультанта.</text:p>
      <text:p text:style-name="P17"><text:tab/>Таким образом, если реализовать все вышеизложенные предложения, то работа в автосалоне станет более автоматизированной, а для продавцов-консультантов <text:s/>намного удобнее, быстрее и приятнее. </text:p>
      <text:p text:style-name="P17"><text:tab/>Каталоги с автомобилями, автозапчастями и дргими деталями, которые поставляет автосалон, удобнее всего хранить в базе данных, а работу с базой данных реализовать в виде настольного приложения, которым будут пользоваться продавцы-консультанты.</text:p>
      <text:p text:style-name="P17"/>
      <text:p text:style-name="P3">1.2 Определение требований к структуре базы данных</text:p>
      <text:p text:style-name="P12"><text:span text:style-name="T11"><text:tab/>Прежде чем начинать разработку </text:span><text:span text:style-name="T13">автоматизированной системы автосалона с вышеизложенными возможностями</text:span><text:span text:style-name="T11">, необходимо определить цели проектирования базы данных, тип и объем данных, с которым придется работать, способы их использования, а также любые ограничения, налагаемые на эти данные.</text:span></text:p>
      <text:p text:style-name="P18"><text:tab/>При определении требований к системе также важно выяснить объем и тип информации, для которой предназначена база данных. Каков бы ни был текущий размер системы, необходимо определить объем данных, которым будет управлять система. При изучении объема данных следует определить их реальное количество и тенденцию роста. </text:p>
      <text:p text:style-name="P19"><text:tab/>При сборе сведений о требованиях к системе нужно определить круг пользователей, число пользователей, работающих с данными, и задачи, которые они собираются решать. </text:p>
      <text:p text:style-name="P13"><text:span text:style-name="T11"><text:tab/></text:span><text:span text:style-name="T16">Также необходимо описать бизнес - правила, которым будут подчиняться данные в систем</text:span><text:span text:style-name="T17">е</text:span><text:span text:style-name="T16"> и, согласно которым, будет производится обработка и защита данных.</text:span></text:p>
      <text:p text:style-name="P19"/>
      <text:p text:style-name="P4">1.2.1 Опеределение целей создания системы</text:p>
      <text:p text:style-name="P12"><text:span text:style-name="T13"><text:tab/></text:span><text:span text:style-name="T14">После анализа предметной области можно сформулировать следующие цели создания автоматизированной системы:</text:span></text:p>
      <text:p text:style-name="P49"><text:soft-page-break/>1) Централизовать информацию о автомобилях, автозапчастях и продажах автосалона для более эффективного и удобного управления внутренними делами автосалона.</text:p>
      <text:p text:style-name="P50">2) Поддерживать каталоги, с которыми оперируют работники автосалона, а именно: каталог автомобилей, каталог автозапчастей, каталоги продаж.</text:p>
      <text:p text:style-name="P50">3) Предоставить возможность сотрудникам автосалона добавлять, удалять <text:s text:c="3"/>и изменять данные в каталогах.</text:p>
      <text:p text:style-name="P50">4) Обеспечить удобный поиск по каталогам, имеющий разделение на <text:s text:c="4"/>поиск по различным характеристикам.</text:p>
      <text:p text:style-name="P20"/>
      <text:p text:style-name="P5">1.2.2 Определение объемов и типов данных</text:p>
      <text:p text:style-name="P14"><text:span text:style-name="T15"><text:tab/>1) Проана</text:span><text:span text:style-name="T15">лизировав предметную область можно выделить следющие категории данных:</text:span></text:p>
      <text:p text:style-name="P14"><text:span text:style-name="T15"><text:tab/></text:span><text:span text:style-name="T16">Данные для входа;</text:span></text:p>
      <text:p text:style-name="P21"><text:tab/>Краткая информация об автомобилях;</text:p>
      <text:p text:style-name="P21"><text:tab/>Расширенная информация об автомобилях;</text:p>
      <text:p text:style-name="P21"><text:tab/>Продажи автомобилей;</text:p>
      <text:p text:style-name="P14"><text:span text:style-name="T16"><text:tab/></text:span><text:span text:style-name="T18">Информация о </text:span><text:span text:style-name="T19">запчастях</text:span><text:span text:style-name="T18"> ;</text:span></text:p>
      <text:p text:style-name="P21"><text:tab/>Продажи запчастей;</text:p>
      <text:p text:style-name="P21"><text:tab/>2) Для каждой категории данных необходимо учитывать следующие сведения:</text:p>
      <table:table table:name="Table1" table:style-name="Table1">
        <table:table-column table:style-name="Table1.A"/>
        <table:table-column table:style-name="Table1.B"/>
        <table:table-row>
          <table:table-cell table:style-name="Table1.A1" office:value-type="string">
            <text:p text:style-name="P53">Категория</text:p>
          </table:table-cell>
          <table:table-cell table:style-name="Table1.B1" office:value-type="string">
            <text:p text:style-name="P53">Сведения</text:p>
          </table:table-cell>
        </table:table-row>
        <table:table-row>
          <table:table-cell table:style-name="Table1.A2" office:value-type="string">
            <text:p text:style-name="P55">Данные для входа</text:p>
          </table:table-cell>
          <table:table-cell table:style-name="Table1.B2" office:value-type="string">
            <text:p text:style-name="P55">Логин, пароль<text:span text:style-name="T32">, должность, имя, фамилия</text:span></text:p>
          </table:table-cell>
        </table:table-row>
        <table:table-row>
          <table:table-cell table:style-name="Table1.A2" office:value-type="string">
            <text:p text:style-name="P55">Краткая информация об автомобилях</text:p>
          </table:table-cell>
          <table:table-cell table:style-name="Table1.B2" office:value-type="string">
            <text:p text:style-name="P62">Марка, модель, год выпуска, мощность, цена, <text:s/>тип двигателя, наличие</text:p>
          </table:table-cell>
        </table:table-row>
        <table:table-row>
          <table:table-cell table:style-name="Table1.A2" office:value-type="string">
            <text:p text:style-name="P55">Расширенная информация об автомобилях</text:p>
          </table:table-cell>
          <table:table-cell table:style-name="Table1.B2" office:value-type="string">
            <text:p text:style-name="P55">Тип кузова, вид привода, тип руля, цвет кузова, состояние, наличие кондиционера, наличие телевидения, наличие навигации, расход топлива</text:p>
          </table:table-cell>
        </table:table-row>
        <table:table-row>
          <table:table-cell table:style-name="Table1.A2" office:value-type="string">
            <text:p text:style-name="P55">Продажи автомобилей</text:p>
          </table:table-cell>
          <table:table-cell table:style-name="Table1.B2" office:value-type="string">
            <text:p text:style-name="P56"><text:span text:style-name="T18">Дата продажи, время продажи, информация о продавце, марка, модель, цена, полная </text:span><text:soft-page-break/><text:span text:style-name="T18">информация </text:span><text:span text:style-name="T20">о проданном авто</text:span><text:span text:style-name="T18">, номер продажи</text:span></text:p>
          </table:table-cell>
        </table:table-row>
        <table:table-row>
          <table:table-cell table:style-name="Table1.A2" office:value-type="string">
            <text:p text:style-name="P27"><text:span text:style-name="T18">Информация о </text:span><text:span text:style-name="T19">запчастях</text:span><text:span text:style-name="T18"> </text:span></text:p>
          </table:table-cell>
          <table:table-cell table:style-name="Table1.B2" office:value-type="string">
            <text:p text:style-name="P60">Наименование, цена, фирма, тип, описание</text:p>
          </table:table-cell>
        </table:table-row>
        <table:table-row>
          <table:table-cell table:style-name="Table1.A2" office:value-type="string">
            <text:p text:style-name="P28">Продажи запчастей</text:p>
          </table:table-cell>
          <table:table-cell table:style-name="Table1.B2" office:value-type="string">
            <text:p text:style-name="P57"><text:span text:style-name="T19">Дата продажи, время продажи, информация о продавце, цена, </text:span><text:span text:style-name="T20">к</text:span><text:span text:style-name="T21">о</text:span><text:span text:style-name="T20">личество</text:span><text:span text:style-name="T19">, полная информация </text:span><text:span text:style-name="T20">о проданной детале</text:span></text:p>
          </table:table-cell>
        </table:table-row>
      </table:table>
      <text:p text:style-name="P14"><text:span text:style-name="T16"><text:tab/></text:span><text:span text:style-name="T22">3) Примерный объем данных для каждой из категорий:</text:span></text:p>
      <text:p text:style-name="P14"><text:span text:style-name="T16"><text:tab/></text:span><text:span text:style-name="T22">Данные для входа – количество данных этой категории равно количество сотрудников, работающих с системой. Примерно – 10.</text:span></text:p>
      <text:p text:style-name="P22"><text:tab/>Краткая информация об автомобилях – количество равно <text:s/>количеству продаваемых автосалоном автомобилей. Примерно – 100.</text:p>
      <text:p text:style-name="P22"><text:tab/>Расширенная информация об автомобилях – количество равно <text:s/>количеству записей в категории “Краткая информация об автомоилях” и является ее расширением. Примерно – 100.</text:p>
      <text:p text:style-name="P22"><text:tab/>Продажи автомобилей – количество равно числу проданных автосалоном автомобилей и определяется длительностью существования автосалона, поэтому по умолчанию принимаем за 100. </text:p>
      <text:p text:style-name="P22"><text:tab/>Информация о запчастях – количество равно предлагаемых салонов автозапчастей и расходных материалов. Примерно – 300.</text:p>
      <text:p text:style-name="P22"><text:tab/>Продажи запчастей – аналогично категории “Продажи автомобилей” - по умолчанию 100.</text:p>
      <text:p text:style-name="P23"><text:tab/>4) Тенденция роста</text:p>
      <text:p text:style-name="P23"><text:tab/>Тенденцию прироста числа в категории автомобилей и запчастей выявить трудно. Все зависит от выхода новых моделей автомобилей, ситуации на рынке и состояния экономики. Поэтому тенденцию для этих категорий не указываем.</text:p>
      <text:p text:style-name="P14"><text:span text:style-name="T23"><text:tab/>Количество сотрудников автосалона будет р</text:span><text:span text:style-name="T24">а</text:span><text:span text:style-name="T23">сти с ростом автосалона, примерно – 2 сотрудника в год. </text:span></text:p>
      <text:p text:style-name="P23"><text:tab/>Количество продаж автомобилей и запчастей будет расти с каждым днем, ежегодно – увеличение, примерно, на 10%.</text:p>
      <text:p text:style-name="P23"/>
      <text:p text:style-name="P6">1.2.3 Определение способа использования данных</text:p>
      <text:p text:style-name="P7"><text:soft-page-break/><text:span text:style-name="T25"><text:tab/></text:span><text:span text:style-name="T26">1) Категории пользователей: продавцы авто</text:span><text:span text:style-name="T27">мобилей</text:span><text:span text:style-name="T26">, </text:span><text:span text:style-name="T27">продавцы запчастей, </text:span><text:span text:style-name="T26"><text:s/>администраторы системы.</text:span></text:p>
      <text:p text:style-name="P24"><text:tab/>2) В автосалоне не более 5 рабочих мест для продацов автосалона, поэтому потенциально в один момент времени с базой данных могут работать 5 человек.</text:p>
      <text:p text:style-name="P24"><text:tab/>Администратор системы в автосалоне один, он также может работать с базой данных, если это требуется.</text:p>
      <text:p text:style-name="P24"><text:tab/>3) Задачи, выполняемые каждой категорией пользователей:</text:p>
      <table:table table:name="Table2" table:style-name="Table2">
        <table:table-column table:style-name="Table2.A"/>
        <table:table-column table:style-name="Table2.B"/>
        <table:table-row>
          <table:table-cell table:style-name="Table2.A1" office:value-type="string">
            <text:p text:style-name="P54">Категория</text:p>
          </table:table-cell>
          <table:table-cell table:style-name="Table2.B1" office:value-type="string">
            <text:p text:style-name="P54">Задачи</text:p>
          </table:table-cell>
        </table:table-row>
        <table:table-row table:style-name="Table2.2">
          <table:table-cell table:style-name="Table2.A2" office:value-type="string">
            <text:p text:style-name="P63"><text:span text:style-name="T28">Продавцы </text:span><text:span text:style-name="T29">автомобилей</text:span></text:p>
          </table:table-cell>
          <table:table-cell table:style-name="Table2.B2" office:value-type="string">
            <text:p text:style-name="P58"><text:span text:style-name="T28">Работа с каталог</text:span><text:span text:style-name="T29">о</text:span><text:span text:style-name="T28">м </text:span><text:span text:style-name="T29">автомобилей</text:span><text:span text:style-name="T28">, поиск </text:span><text:span text:style-name="T29">автомобилей в каталоге</text:span><text:span text:style-name="T28">, изменение данных </text:span><text:span text:style-name="T29">об автомобилях</text:span><text:span text:style-name="T28">, добавление </text:span><text:span text:style-name="T29">новых </text:span><text:span text:style-name="T28">и удаление </text:span><text:span text:style-name="T29">уществующих автомобилей</text:span><text:span text:style-name="T28">, оформление заказов при покупке </text:span><text:span text:style-name="T29">автомобиля</text:span></text:p>
          </table:table-cell>
        </table:table-row>
        <table:table-row table:style-name="Table2.2">
          <table:table-cell table:style-name="Table2.A2" office:value-type="string">
            <text:p text:style-name="P61">Продавцы автозапчастей</text:p>
          </table:table-cell>
          <table:table-cell table:style-name="Table2.B2" office:value-type="string">
            <text:p text:style-name="P59"><text:span text:style-name="T28">Работа с каталог</text:span><text:span text:style-name="T29">о</text:span><text:span text:style-name="T28">м </text:span><text:span text:style-name="T29">автозапчастей</text:span><text:span text:style-name="T28">, поиск </text:span><text:span text:style-name="T29">запчастей в каталоге</text:span><text:span text:style-name="T28">, изменение данных </text:span><text:span text:style-name="T29">о запчастях</text:span><text:span text:style-name="T28">, добавление </text:span><text:span text:style-name="T29">новых </text:span><text:span text:style-name="T28">и удаление </text:span><text:span text:style-name="T29">уществующих деталей</text:span><text:span text:style-name="T28">, оформление заказов при покупке </text:span><text:span text:style-name="T29">запчасти</text:span></text:p>
          </table:table-cell>
        </table:table-row>
        <table:table-row>
          <table:table-cell table:style-name="Table2.A2" office:value-type="string">
            <text:p text:style-name="P61">Админисраторы</text:p>
          </table:table-cell>
          <table:table-cell table:style-name="Table2.B2" office:value-type="string">
            <text:p text:style-name="P61">Поддержание системы в работоспособном состоянии, устранение неполадок, установка системы на новые компьютеры, регистрация новых пользователей (выдача логина и пароля)</text:p>
          </table:table-cell>
        </table:table-row>
      </table:table>
      <text:p text:style-name="P25"/>
      <text:p text:style-name="P8">1.2.4 Определение бизнес - правил</text:p>
      <text:list xml:id="list6387102624801170566" text:style-name="List_20_1">
        <text:list-item>
          <text:p text:style-name="P87">Данные для входа в систему выдаются администратором</text:p>
        </text:list-item>
        <text:list-item>
          <text:p text:style-name="P88">Данные для входа в систему содержат пароль и логин, которые выдаются строго сотруднику, на которого эти данные зарегистрированы.</text:p>
        </text:list-item>
        <text:list-item>
          <text:p text:style-name="P89">Данные для входа обязательно включают должность сотрудника, его имя и фамилию.</text:p>
        </text:list-item>
        <text:list-item>
          <text:p text:style-name="P89">Каждый сотрудник может занимать одну из следующих должностей: продавец автомобилей, продавец автозапчастей.</text:p>
        </text:list-item>
        <text:list-item>
          <text:p text:style-name="P90"><text:span text:style-name="T30">Кратк</text:span><text:span text:style-name="T31">ая информация </text:span><text:span text:style-name="T30">об автомобиле включа</text:span><text:span text:style-name="T31">е</text:span><text:span text:style-name="T30">т марку авто, модель, год </text:span><text:soft-page-break/><text:span text:style-name="T30">выпуска, мощность, цену, тип двигателя и наличие в автосалоне. Наличие всех перечисленных сведение обязательно.</text:span></text:p>
        </text:list-item>
        <text:list-item>
          <text:p text:style-name="P91">Год выпуска автомобиля не может превышать 2013 год и не может быть меньше 1920 года.</text:p>
        </text:list-item>
        <text:list-item>
          <text:p text:style-name="P91">Мощность автомобиля не может быть меньше 50 лошадиных сил и больше 1001.</text:p>
        </text:list-item>
        <text:list-item>
          <text:p text:style-name="P92">Цена автомобиля в краткой информации об автомобиле не может быть отрицательным числом. </text:p>
        </text:list-item>
        <text:list-item>
          <text:p text:style-name="P91">Заполнение полей наличия кондиционера, телевидения и навигации в расширенной информа<text:span text:style-name="T41">ц</text:span>ии об автомобиле не является обязательным.</text:p>
        </text:list-item>
        <text:list-item>
          <text:p text:style-name="P91">Расширенная информация об автомобиле обязательно включает в себя тип кузова, вид привода, тип руля, цвет, состояние автомобиля и расход топлива. </text:p>
        </text:list-item>
        <text:list-item>
          <text:p text:style-name="P91">Расход топлива в расширенной информации об автомобиле не может быть отрицательным числом.</text:p>
        </text:list-item>
        <text:list-item>
          <text:p text:style-name="P93">Список продаж автомобилей обязательно включает дату продажи, время продажи, информацию о продавце, марку авто, модель авто, цену, полную информацию об авто и номер продажи. </text:p>
        </text:list-item>
        <text:list-item>
          <text:p text:style-name="P93">Список продаж автозапчастей обязательно включает дату продажи, время продажи, информацию о продавце, цену, количество и полную информацию о запчасти.</text:p>
        </text:list-item>
        <text:list-item>
          <text:p text:style-name="P91"><text:span text:style-name="T33">Информация о запчас</text:span><text:span text:style-name="T35">т</text:span><text:span text:style-name="T36">и</text:span><text:span text:style-name="T35"> </text:span><text:span text:style-name="T33">включает наименование, цену, фирму-производителя, вид запчасти, описание.</text:span></text:p>
        </text:list-item>
        <text:list-item>
          <text:p text:style-name="P94">Фирма-производитель, вид запчасти и описание в информации о запчасти могут отсутствовать.</text:p>
        </text:list-item>
        <text:list-item>
          <text:p text:style-name="P91"><text:span text:style-name="T34">Описание в информации о запчаст</text:span><text:span text:style-name="T36">и</text:span><text:span text:style-name="T34"> содержит краткую характеристику конкретной детали.</text:span></text:p>
        </text:list-item>
        <text:list-item>
          <text:p text:style-name="P91"><text:span text:style-name="T37">В каталоге могут быть автомобили одной марки или модели, а так же автомобили, отличающиеся друг от друга одной характеристикой. Аналогично с каталогом автоза</text:span><text:span text:style-name="T41">п</text:span><text:span text:style-name="T37">частей.</text:span></text:p>
        </text:list-item>
        <text:list-item>
          <text:p text:style-name="P95"><text:soft-page-break/>Тип двигателя в краткой информации об автомобиле должен быть одним одним из следующего списка: бензин - инжектор, бензин - турбина, дизель, турбодизель, битурбо, компрессор.</text:p>
        </text:list-item>
        <text:list-item>
          <text:p text:style-name="P95">Тип кузова в расширенной информации об автомобиле должен быть одним из следующего списка: седан, кабриолет, авант, хетч-бек, минивен, купе, джип.</text:p>
        </text:list-item>
        <text:list-item>
          <text:p text:style-name="P95">Привод в расширенной информации об автомобиле должен быть одним из следующего списка: передний, задний, полный.</text:p>
        </text:list-item>
        <text:list-item>
          <text:p text:style-name="P95">Руль в расширенной информации об автомобиле должен быть либо левый, либо правый.</text:p>
        </text:list-item>
        <text:list-item>
          <text:p text:style-name="P95">Состояние автомобиля в расширенной информации об автомобиле должно быть одним из следующего списка: отличное, хорошее, среднее, битый.</text:p>
        </text:list-item>
        <text:list-item>
          <text:p text:style-name="P91"><text:span text:style-name="T38">Все данные в базе данных хранятся </text:span><text:span text:style-name="T39">на </text:span><text:span text:style-name="T38">английском языке либо латинице. </text:span></text:p>
        </text:list-item>
        <text:list-item>
          <text:p text:style-name="P96">Продавец автомобилей может работать только с каталогом автомобилей, может модифицировать его.</text:p>
        </text:list-item>
        <text:list-item>
          <text:p text:style-name="P96">Продавец автозапчастей может работать только с каталогом автозапчастей, может модифицировать его.</text:p>
        </text:list-item>
        <text:list-item>
          <text:p text:style-name="P97">В заказе на некоторую запчасть указывается количество экземпляром, которое будет продано. </text:p>
        </text:list-item>
      </text:list>
      <text:p text:style-name="P47"/>
      <text:p text:style-name="P48">1.3 Разработка логической модели</text:p>
      <text:p text:style-name="P45">1.3.1 Определение сущностей, связей между сущностями и атрибутов сущностей</text:p>
      <text:p text:style-name="P41"><text:span text:style-name="T42"><text:tab/>В </text:span>результате<text:span text:style-name="T42"> </text:span><text:span text:style-name="T43">определения категорий данных и полученных бизнес - правил получаем следующие таблицы: </text:span></text:p>
      <text:list xml:id="list1441905318" text:continue-numbering="true" text:style-name="List_20_1">
        <text:list-item>
          <text:p text:style-name="P75">data_enter – таблица данных для входа;</text:p>
        </text:list-item>
        <text:list-item>
          <text:p text:style-name="P75">general_car_info – краткие данные об автомобилях;</text:p>
        </text:list-item>
        <text:list-item>
          <text:p text:style-name="P75">full_car_info – расширенные данные об автомобилях;</text:p>
        </text:list-item>
        <text:list-item>
          <text:p text:style-name="P75">details_info – информация о запчастях;</text:p>
        </text:list-item>
        <text:list-item>
          <text:p text:style-name="P75">sales_car – список продаж автомобилей;</text:p>
        </text:list-item>
        <text:list-item>
          <text:p text:style-name="P75"><text:soft-page-break/>sales_detail – список продаж автозапчастей;</text:p>
        </text:list-item>
      </text:list>
      <text:p text:style-name="P76"><text:tab/>Согласно бизнес-правилу о том, что информация хранится на английском языке, введем обозначения для некоторых полей базы данных:</text:p>
      <text:list xml:id="list1510421514" text:continue-numbering="true" text:style-name="List_20_1">
        <text:list-item>
          <text:p text:style-name="P75">Состояние авто: Best(отличное), Good(хорошее), Middle(среднее), Crash(битый);</text:p>
        </text:list-item>
        <text:list-item>
          <text:p text:style-name="P75">Тип руля: left(левый), right(правый);</text:p>
        </text:list-item>
        <text:list-item>
          <text:p text:style-name="P75">Вид кузова: Sedan(седан), Cabriolet(кабриолет), Avant(авант), H-back(хетч-бек), Miniven(минивен), Coupe(купе), Jeep(джип);</text:p>
        </text:list-item>
        <text:list-item>
          <text:p text:style-name="P74"><text:span text:style-name="T44">Тип привода: front</text:span><text:span text:style-name="T45">(передний)</text:span><text:span text:style-name="T44">, back</text:span><text:span text:style-name="T45">(задний)</text:span><text:span text:style-name="T44">, both</text:span><text:span text:style-name="T45">(полный);</text:span></text:p>
        </text:list-item>
        <text:list-item>
          <text:p text:style-name="P74"><text:span text:style-name="T44">Тип двигателя: i</text:span><text:span text:style-name="T45">(бензин - инжектор)</text:span><text:span text:style-name="T44">, tg</text:span><text:span text:style-name="T45">(бензин - турбина)</text:span><text:span text:style-name="T44">, d</text:span><text:span text:style-name="T45">(дизель)</text:span><text:span text:style-name="T44">, td</text:span><text:span text:style-name="T45">(турбодизель)</text:span><text:span text:style-name="T44">, bt</text:span><text:span text:style-name="T45">(битурбо)</text:span><text:span text:style-name="T44">, c</text:span><text:span text:style-name="T45">(компрессор);</text:span></text:p>
        </text:list-item>
        <text:list-item>
          <text:p text:style-name="P77">Должность сотрудника: seller(продавец автомобилей), tech(продавец автозапчастей);</text:p>
        </text:list-item>
      </text:list>
      <text:p text:style-name="P42"><text:span text:style-name="T45"><text:tab/></text:span><text:span text:style-name="T46">Таблицы general_car_info и <text:s/>full_car_info имеют связь один к одному – один автомобиль имеет одно расширенное описание. Таблица full_car_info имеет внешний ключ, который ссылается на таблицу general_car_info.</text:span></text:p>
      <text:p text:style-name="P78"><text:tab/>Для определения столбцов таблиц обратимся к требованиям к системе, разработанным при анализе предметной области. Для каждой категории данных определена информация, которая входит в эту категорию. Эта информация определяет столбцы.</text:p>
      <table:table table:name="Таблица1" table:style-name="Таблица1">
        <table:table-column table:style-name="Таблица1.A"/>
        <table:table-column table:style-name="Таблица1.B"/>
        <table:table-row>
          <table:table-cell table:style-name="Таблица1.A1" office:value-type="string">
            <text:p text:style-name="P99">Таблица</text:p>
          </table:table-cell>
          <table:table-cell table:style-name="Таблица1.B1" office:value-type="string">
            <text:p text:style-name="P99">Столбцы</text:p>
          </table:table-cell>
        </table:table-row>
        <table:table-row>
          <table:table-cell table:style-name="Таблица1.A2" office:value-type="string">
            <text:p text:style-name="P100">data_enter</text:p>
          </table:table-cell>
          <table:table-cell table:style-name="Таблица1.B2" office:value-type="string">
            <text:p text:style-name="P102">login, password, post, name, surname</text:p>
          </table:table-cell>
        </table:table-row>
        <table:table-row>
          <table:table-cell table:style-name="Таблица1.A2" office:value-type="string">
            <text:p text:style-name="P100">general_car_info</text:p>
          </table:table-cell>
          <table:table-cell table:style-name="Таблица1.B2" office:value-type="string">
            <text:p text:style-name="P100">id, firm, model, year, power, price, eng_type, present</text:p>
          </table:table-cell>
        </table:table-row>
        <table:table-row>
          <table:table-cell table:style-name="Таблица1.A2" office:value-type="string">
            <text:p text:style-name="P100">full_car_info</text:p>
          </table:table-cell>
          <table:table-cell table:style-name="Таблица1.B2" office:value-type="string">
            <text:p text:style-name="P100">id, id_gen_car, body_type, drive_type, rudder_type, color, condition_type, conditioner, tv, navigation, outgo <text:s/></text:p>
          </table:table-cell>
        </table:table-row>
        <table:table-row>
          <table:table-cell table:style-name="Таблица1.A2" office:value-type="string">
            <text:p text:style-name="P100">sales_car</text:p>
          </table:table-cell>
          <table:table-cell table:style-name="Таблица1.B2" office:value-type="string">
            <text:p text:style-name="P64"><text:span text:style-name="T47">id, data, time, seller_info, </text:span><text:span text:style-name="T48">firm, model, price, id_full_info, sale_number</text:span></text:p>
          </table:table-cell>
        </table:table-row>
        <table:table-row>
          <table:table-cell table:style-name="Таблица1.A2" office:value-type="string">
            <text:p text:style-name="P101">details_info</text:p>
          </table:table-cell>
          <table:table-cell table:style-name="Таблица1.B2" office:value-type="string">
            <text:p text:style-name="P65"><text:span text:style-name="T5">id</text:span><text:span text:style-name="T48">, name, price, firm, type, info</text:span></text:p>
          </table:table-cell>
        </table:table-row>
        <table:table-row>
          <table:table-cell table:style-name="Таблица1.A2" office:value-type="string">
            <text:p text:style-name="P101">sales_detail</text:p>
          </table:table-cell>
          <table:table-cell table:style-name="Таблица1.B2" office:value-type="string">
            <text:p text:style-name="P101">id, data, time, tech_info, price, detail_count, id_info</text:p>
          </table:table-cell>
        </table:table-row>
      </table:table>
      <text:p text:style-name="P78"/>
      <text:p text:style-name="P46"><text:span text:style-name="T49">1.3.2 Определение ограничений, </text:span><text:span text:style-name="T50">накладываемых</text:span><text:span text:style-name="T49"> на данные</text:span></text:p>
      <text:p text:style-name="P42"><text:span text:style-name="T46"><text:tab/></text:span><text:span text:style-name="T50">На базу данных на накладываеются следующие ограничения:</text:span></text:p>
      <text:p text:style-name="P85"><text:soft-page-break/>Таблица data_enter:</text:p>
      <text:p text:style-name="P43"><text:span text:style-name="T50">столбец login должен содержать значение </text:span><text:span text:style-name="T54">и быть уникальным;</text:span></text:p>
      <text:p text:style-name="P43"><text:span text:style-name="T50">столбец password должен содержать значение </text:span><text:span text:style-name="T54">и быть уникальным;</text:span></text:p>
      <text:p text:style-name="P43"><text:span text:style-name="T50">столбец post должен содержать значение </text:span><text:span text:style-name="T53">одно из значение: seller, tech;</text:span></text:p>
      <text:p text:style-name="P80">столбец name должен содержать значение;</text:p>
      <text:p text:style-name="P80">столбец surname должен содержать значение;</text:p>
      <text:p text:style-name="P86">Таблица general_car_info:</text:p>
      <text:p text:style-name="P81">столбец id должен содержать значение; является первичным включом с автоинкрементом;</text:p>
      <text:p text:style-name="P81">столбец firm должен содержать значение;</text:p>
      <text:p text:style-name="P81">столбец model должен содержать значение;</text:p>
      <text:p text:style-name="P81">столбец year должен содержать значение, которое не меньше 1920 и не больше 2013;</text:p>
      <text:p text:style-name="P81">столбец power должен содержать значение, которое не меньше 50 и не больше 1001;</text:p>
      <text:p text:style-name="P82">стоблец price должен содержать значение, которое является положительным числом.;</text:p>
      <text:p text:style-name="P83">столбец eng_type должен содержать значение из следующего списка: i, tg, d, td, <text:span text:style-name="T55">b</text:span>t, c;</text:p>
      <text:p text:style-name="P44"><text:span text:style-name="T52">столбец present должен содержать значение либо 0, либо 1;</text:span><text:span text:style-name="T51"> <text:s/></text:span></text:p>
      <text:p text:style-name="P79"/>
      <text:p text:style-name="P84"><text:tab/></text:p>
      <text:p text:style-name="P26"/>
      <text:p text:style-name="P10"><text:tab/></text:p>
      <text:p text:style-name="P73"><text:tab/></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Заголовок" style:family="paragraph" style:parent-style-name="Standard" style:next-style-name="Subtitle">
      <style:paragraph-properties style:line-height-at-least="0.635cm" fo:text-align="center" style:justify-single-word="false" fo:orphans="0" fo:widows="0" style:vertical-align="baseline"/>
      <style:text-properties style:font-name-asian="SimSu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orphans="0" fo:widows="0" fo:hyphenation-ladder-count="no-limit"/>
      <style:text-properties style:use-window-font-color="true" style:font-name="Times New Roman1" fo:font-size="10pt" fo:language="ru" fo:country="RU" style:font-name-asian="Times New Roman1" style:font-size-asian="10pt" style:language-asian="zh" style:country-asian="CN" style:font-name-complex="Calibri" style:font-size-complex="10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a </meta:initial-creator>
    <meta:creation-date>2013-10-25T13:12:44</meta:creation-date>
    <dc:date>2013-11-09T23:22:26</dc:date>
    <dc:creator>Yura </dc:creator>
    <meta:editing-duration>PT4H19M18S</meta:editing-duration>
    <meta:editing-cycles>60</meta:editing-cycles>
    <meta:generator>LibreOffice/4.0.2.2$Linux_X86_64 LibreOffice_project/400m0$Build-2</meta:generator>
    <meta:document-statistic meta:table-count="3" meta:image-count="0" meta:object-count="0" meta:page-count="12" meta:paragraph-count="190" meta:word-count="2201" meta:character-count="17067" meta:non-whitespace-character-count="14972"/>
  </office:meta>
</office:document-meta>
</file>